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42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271cm" fo:min-width="0.029cm"/>
    </style:style>
    <style:style style:name="gr7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835cm" fo:min-width="1.587cm" fo:padding-top="0.166cm" fo:padding-bottom="0.166cm" fo:padding-left="0.291cm" fo:padding-right="0.29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3" style:family="graphic" style:parent-style-name="standard">
      <style:graphic-properties svg:stroke-color="#333333" draw:fill-color="#ff0000" draw:textarea-horizontal-align="justify" draw:textarea-vertical-align="middle" draw:auto-grow-height="false" fo:min-height="1.917cm" fo:min-width="1.667cm"/>
    </style:style>
    <style:style style:name="gr14" style:family="graphic" style:parent-style-name="standard">
      <style:graphic-properties svg:stroke-color="#000000" draw:fill-color="#ff0000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5cm" svg:height="4.67cm" svg:x="16cm" svg:y="2.75cm">
          <draw:text-box>
            <text:p><text:span text:style-name="T1">1000 </text:span></text:p>
            <text:p><text:span text:style-name="T2">+312 </text:span></text:p>
            <text:p><text:span text:style-name="T2">1312</text:span></text:p>
            <text:p><text:span text:style-name="T3"/></text:p>
          </draw:text-box>
        </draw:frame>
        <draw:line draw:style-name="gr2" draw:text-style-name="P2" draw:layer="layout" svg:x1="16.25cm" svg:y1="5cm" svg:x2="18.5cm" svg:y2="5cm">
          <text:p/>
        </draw:line>
        <draw:line draw:style-name="gr3" draw:text-style-name="P2" draw:layer="layout" svg:x1="1.75cm" svg:y1="22cm" svg:x2="19.75cm" svg:y2="22cm">
          <text:p/>
        </draw:line>
        <draw:custom-shape draw:style-name="gr4" draw:text-style-name="P3" draw:layer="layout" svg:width="1.75cm" svg:height="2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2cm" svg:y="1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2cm" svg:x="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7cm" svg:y="16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7" draw:text-style-name="P2" draw:layer="layout" svg:x1="3.949cm" svg:y1="5.5cm" svg:x2="3.949cm" svg:y2="3.33cm">
            <text:p/>
          </draw:line>
          <draw:line draw:style-name="gr7" draw:text-style-name="P2" draw:layer="layout" svg:x1="3.733cm" svg:y1="5.5cm" svg:x2="3.733cm" svg:y2="3.33cm">
            <text:p/>
          </draw:line>
          <draw:line draw:style-name="gr7" draw:text-style-name="P2" draw:layer="layout" svg:x1="3.516cm" svg:y1="5.5cm" svg:x2="3.516cm" svg:y2="3.33cm">
            <text:p/>
          </draw:line>
          <draw:line draw:style-name="gr7" draw:text-style-name="P2" draw:layer="layout" svg:x1="3.299cm" svg:y1="5.5cm" svg:x2="3.299cm" svg:y2="3.33cm">
            <text:p/>
          </draw:line>
          <draw:line draw:style-name="gr7" draw:text-style-name="P2" draw:layer="layout" svg:x1="3.083cm" svg:y1="5.5cm" svg:x2="3.083cm" svg:y2="3.33cm">
            <text:p/>
          </draw:line>
          <draw:line draw:style-name="gr7" draw:text-style-name="P2" draw:layer="layout" svg:x1="2.867cm" svg:y1="5.5cm" svg:x2="2.867cm" svg:y2="3.33cm">
            <text:p/>
          </draw:line>
          <draw:line draw:style-name="gr7" draw:text-style-name="P2" draw:layer="layout" svg:x1="2.65cm" svg:y1="5.5cm" svg:x2="2.65cm" svg:y2="3.33cm">
            <text:p/>
          </draw:line>
          <draw:line draw:style-name="gr7" draw:text-style-name="P2" draw:layer="layout" svg:x1="2.433cm" svg:y1="5.5cm" svg:x2="2.433cm" svg:y2="3.33cm">
            <text:p/>
          </draw:line>
          <draw:line draw:style-name="gr7" draw:text-style-name="P2" draw:layer="layout" svg:x1="2.217cm" svg:y1="5.5cm" svg:x2="2.217cm" svg:y2="3.33cm">
            <text:p/>
          </draw:line>
          <draw:line draw:style-name="gr7" draw:text-style-name="P2" draw:layer="layout" svg:x1="4.166cm" svg:y1="3.548cm" svg:x2="2cm" svg:y2="3.548cm">
            <text:p/>
          </draw:line>
          <draw:line draw:style-name="gr7" draw:text-style-name="P2" draw:layer="layout" svg:x1="4.166cm" svg:y1="3.765cm" svg:x2="2cm" svg:y2="3.765cm">
            <text:p/>
          </draw:line>
          <draw:line draw:style-name="gr7" draw:text-style-name="P2" draw:layer="layout" svg:x1="4.166cm" svg:y1="3.982cm" svg:x2="2cm" svg:y2="3.982cm">
            <text:p/>
          </draw:line>
          <draw:line draw:style-name="gr7" draw:text-style-name="P2" draw:layer="layout" svg:x1="4.166cm" svg:y1="4.199cm" svg:x2="2cm" svg:y2="4.199cm">
            <text:p/>
          </draw:line>
          <draw:line draw:style-name="gr7" draw:text-style-name="P2" draw:layer="layout" svg:x1="4.166cm" svg:y1="4.416cm" svg:x2="2cm" svg:y2="4.416cm">
            <text:p/>
          </draw:line>
          <draw:line draw:style-name="gr7" draw:text-style-name="P2" draw:layer="layout" svg:x1="4.166cm" svg:y1="4.633cm" svg:x2="2cm" svg:y2="4.633cm">
            <text:p/>
          </draw:line>
          <draw:line draw:style-name="gr7" draw:text-style-name="P2" draw:layer="layout" svg:x1="4.166cm" svg:y1="4.85cm" svg:x2="2cm" svg:y2="4.85cm">
            <text:p/>
          </draw:line>
          <draw:line draw:style-name="gr7" draw:text-style-name="P2" draw:layer="layout" svg:x1="4.166cm" svg:y1="5.067cm" svg:x2="2cm" svg:y2="5.067cm">
            <text:p/>
          </draw:line>
          <draw:line draw:style-name="gr7" draw:text-style-name="P2" draw:layer="layout" svg:x1="4.166cm" svg:y1="5.283cm" svg:x2="2cm" svg:y2="5.283cm">
            <text:p/>
          </draw:line>
          <draw:custom-shape draw:style-name="gr8" draw:text-style-name="P6" draw:layer="layout" svg:width="2.169cm" svg:height="2.167cm" draw:transform="rotate (1.5707963267949) translate (2cm 5.499cm)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2" draw:layer="layout" svg:x1="2cm" svg:y1="3.333cm" svg:x2="2.722cm" svg:y2="2.25cm">
          <text:p/>
        </draw:line>
        <draw:line draw:style-name="gr10" draw:text-style-name="P2" draw:layer="layout" svg:x1="4.167cm" svg:y1="3.333cm" svg:x2="4.889cm" svg:y2="2.25cm">
          <text:p/>
        </draw:line>
        <draw:line draw:style-name="gr11" draw:text-style-name="P2" draw:layer="layout" svg:x1="4.167cm" svg:y1="5.5cm" svg:x2="4.889cm" svg:y2="4.417cm">
          <text:p/>
        </draw:line>
        <draw:line draw:style-name="gr10" draw:text-style-name="P2" draw:layer="layout" svg:x1="4.889cm" svg:y1="2.25cm" svg:x2="4.889cm" svg:y2="4.417cm">
          <text:p/>
        </draw:line>
        <draw:line draw:style-name="gr10" draw:text-style-name="P2" draw:layer="layout" svg:x1="2.722cm" svg:y1="2.25cm" svg:x2="4.889cm" svg:y2="2.25cm">
          <text:p/>
        </draw:line>
        <draw:line draw:style-name="gr12" draw:text-style-name="P2" draw:layer="layout" svg:x1="2cm" svg:y1="3.333cm" svg:x2="2.722cm" svg:y2="2.25cm">
          <text:p/>
        </draw:line>
        <draw:line draw:style-name="gr9" draw:text-style-name="P2" draw:layer="layout" svg:x1="2.217cm" svg:y1="3.333cm" svg:x2="2.939cm" svg:y2="2.25cm">
          <text:p/>
        </draw:line>
        <draw:line draw:style-name="gr9" draw:text-style-name="P2" draw:layer="layout" svg:x1="2.433cm" svg:y1="3.333cm" svg:x2="3.155cm" svg:y2="2.25cm">
          <text:p/>
        </draw:line>
        <draw:line draw:style-name="gr9" draw:text-style-name="P2" draw:layer="layout" svg:x1="2.65cm" svg:y1="3.333cm" svg:x2="3.372cm" svg:y2="2.25cm">
          <text:p/>
        </draw:line>
        <draw:line draw:style-name="gr9" draw:text-style-name="P2" draw:layer="layout" svg:x1="2.867cm" svg:y1="3.333cm" svg:x2="3.589cm" svg:y2="2.25cm">
          <text:p/>
        </draw:line>
        <draw:line draw:style-name="gr9" draw:text-style-name="P2" draw:layer="layout" svg:x1="3.083cm" svg:y1="3.333cm" svg:x2="3.805cm" svg:y2="2.25cm">
          <text:p/>
        </draw:line>
        <draw:line draw:style-name="gr9" draw:text-style-name="P2" draw:layer="layout" svg:x1="3.3cm" svg:y1="3.333cm" svg:x2="4.022cm" svg:y2="2.25cm">
          <text:p/>
        </draw:line>
        <draw:line draw:style-name="gr9" draw:text-style-name="P2" draw:layer="layout" svg:x1="3.517cm" svg:y1="3.333cm" svg:x2="4.239cm" svg:y2="2.25cm">
          <text:p/>
        </draw:line>
        <draw:line draw:style-name="gr9" draw:text-style-name="P2" draw:layer="layout" svg:x1="3.733cm" svg:y1="3.333cm" svg:x2="4.455cm" svg:y2="2.25cm">
          <text:p/>
        </draw:line>
        <draw:line draw:style-name="gr9" draw:text-style-name="P2" draw:layer="layout" svg:x1="3.986cm" svg:y1="3.333cm" svg:x2="4.708cm" svg:y2="2.25cm">
          <text:p/>
        </draw:line>
        <draw:line draw:style-name="gr9" draw:text-style-name="P2" draw:layer="layout" svg:x1="4.167cm" svg:y1="3.55cm" svg:x2="4.889cm" svg:y2="2.467cm">
          <text:p/>
        </draw:line>
        <draw:line draw:style-name="gr9" draw:text-style-name="P2" draw:layer="layout" svg:x1="4.167cm" svg:y1="3.766cm" svg:x2="4.889cm" svg:y2="2.683cm">
          <text:p/>
        </draw:line>
        <draw:line draw:style-name="gr9" draw:text-style-name="P2" draw:layer="layout" svg:x1="4.167cm" svg:y1="3.983cm" svg:x2="4.889cm" svg:y2="2.9cm">
          <text:p/>
        </draw:line>
        <draw:line draw:style-name="gr9" draw:text-style-name="P2" draw:layer="layout" svg:x1="4.167cm" svg:y1="4.2cm" svg:x2="4.889cm" svg:y2="3.117cm">
          <text:p/>
        </draw:line>
        <draw:line draw:style-name="gr9" draw:text-style-name="P2" draw:layer="layout" svg:x1="4.167cm" svg:y1="4.416cm" svg:x2="4.889cm" svg:y2="3.333cm">
          <text:p/>
        </draw:line>
        <draw:line draw:style-name="gr9" draw:text-style-name="P2" draw:layer="layout" svg:x1="4.167cm" svg:y1="4.633cm" svg:x2="4.889cm" svg:y2="3.55cm">
          <text:p/>
        </draw:line>
        <draw:line draw:style-name="gr9" draw:text-style-name="P2" draw:layer="layout" svg:x1="4.167cm" svg:y1="4.85cm" svg:x2="4.889cm" svg:y2="3.767cm">
          <text:p/>
        </draw:line>
        <draw:line draw:style-name="gr9" draw:text-style-name="P2" draw:layer="layout" svg:x1="4.167cm" svg:y1="5.066cm" svg:x2="4.889cm" svg:y2="3.983cm">
          <text:p/>
        </draw:line>
        <draw:line draw:style-name="gr9" draw:text-style-name="P2" draw:layer="layout" svg:x1="4.167cm" svg:y1="5.283cm" svg:x2="4.889cm" svg:y2="4.2cm">
          <text:p/>
        </draw:line>
        <draw:line draw:style-name="gr9" draw:text-style-name="P2" draw:layer="layout" svg:x1="2.361cm" svg:y1="2.792cm" svg:x2="4.528cm" svg:y2="2.792cm">
          <text:p/>
        </draw:line>
        <draw:line draw:style-name="gr9" draw:text-style-name="P2" draw:layer="layout" svg:x1="2.433cm" svg:y1="2.683cm" svg:x2="4.6cm" svg:y2="2.683cm">
          <text:p/>
        </draw:line>
        <draw:line draw:style-name="gr9" draw:text-style-name="P2" draw:layer="layout" svg:x1="2.506cm" svg:y1="2.575cm" svg:x2="4.673cm" svg:y2="2.575cm">
          <text:p/>
        </draw:line>
        <draw:line draw:style-name="gr9" draw:text-style-name="P2" draw:layer="layout" svg:x1="2.578cm" svg:y1="2.467cm" svg:x2="4.745cm" svg:y2="2.467cm">
          <text:p/>
        </draw:line>
        <draw:line draw:style-name="gr9" draw:text-style-name="P2" draw:layer="layout" svg:x1="2.65cm" svg:y1="2.358cm" svg:x2="4.817cm" svg:y2="2.358cm">
          <text:p/>
        </draw:line>
        <draw:line draw:style-name="gr9" draw:text-style-name="P2" draw:layer="layout" svg:x1="2.289cm" svg:y1="2.9cm" svg:x2="4.456cm" svg:y2="2.9cm">
          <text:p/>
        </draw:line>
        <draw:line draw:style-name="gr9" draw:text-style-name="P2" draw:layer="layout" svg:x1="2.217cm" svg:y1="3.008cm" svg:x2="4.384cm" svg:y2="3.008cm">
          <text:p/>
        </draw:line>
        <draw:line draw:style-name="gr9" draw:text-style-name="P2" draw:layer="layout" svg:x1="2.144cm" svg:y1="3.117cm" svg:x2="4.311cm" svg:y2="3.117cm">
          <text:p/>
        </draw:line>
        <draw:line draw:style-name="gr9" draw:text-style-name="P2" draw:layer="layout" svg:x1="2.072cm" svg:y1="3.225cm" svg:x2="4.239cm" svg:y2="3.225cm">
          <text:p/>
        </draw:line>
        <draw:line draw:style-name="gr9" draw:text-style-name="P2" draw:layer="layout" svg:x1="4.528cm" svg:y1="2.792cm" svg:x2="4.528cm" svg:y2="4.959cm">
          <text:p/>
        </draw:line>
        <draw:line draw:style-name="gr9" draw:text-style-name="P2" draw:layer="layout" svg:x1="4.456cm" svg:y1="2.9cm" svg:x2="4.456cm" svg:y2="5.067cm">
          <text:p/>
        </draw:line>
        <draw:line draw:style-name="gr9" draw:text-style-name="P2" draw:layer="layout" svg:x1="4.383cm" svg:y1="3.008cm" svg:x2="4.383cm" svg:y2="5.175cm">
          <text:p/>
        </draw:line>
        <draw:line draw:style-name="gr9" draw:text-style-name="P2" draw:layer="layout" svg:x1="4.311cm" svg:y1="3.117cm" svg:x2="4.311cm" svg:y2="5.284cm">
          <text:p/>
        </draw:line>
        <draw:line draw:style-name="gr9" draw:text-style-name="P2" draw:layer="layout" svg:x1="4.239cm" svg:y1="3.225cm" svg:x2="4.239cm" svg:y2="5.392cm">
          <text:p/>
        </draw:line>
        <draw:line draw:style-name="gr9" draw:text-style-name="P2" draw:layer="layout" svg:x1="4.6cm" svg:y1="2.683cm" svg:x2="4.6cm" svg:y2="4.85cm">
          <text:p/>
        </draw:line>
        <draw:line draw:style-name="gr9" draw:text-style-name="P2" draw:layer="layout" svg:x1="4.672cm" svg:y1="2.575cm" svg:x2="4.672cm" svg:y2="4.742cm">
          <text:p/>
        </draw:line>
        <draw:line draw:style-name="gr9" draw:text-style-name="P2" draw:layer="layout" svg:x1="4.744cm" svg:y1="2.467cm" svg:x2="4.744cm" svg:y2="4.634cm">
          <text:p/>
        </draw:line>
        <draw:line draw:style-name="gr9" draw:text-style-name="P2" draw:layer="layout" svg:x1="4.817cm" svg:y1="2.358cm" svg:x2="4.817cm" svg:y2="4.525cm">
          <text:p/>
        </draw:line>
        <draw:custom-shape draw:style-name="gr13" draw:text-style-name="P7" draw:layer="layout" svg:width="2.167cm" svg:height="2.167cm" svg:x="2cm" svg:y="3.333cm">
          <text:p/>
          <draw:enhanced-geometry svg:viewBox="0 0 21600 21600" draw:type="rectangle" draw:enhanced-path="M 0 0 L 21600 0 21600 21600 0 21600 0 0 Z N"/>
        </draw:custom-shape>
        <draw:polygon draw:style-name="gr14" draw:text-style-name="P7" draw:layer="layout" svg:width="2.888cm" svg:height="1.082cm" svg:x="2cm" svg:y="2.25cm" svg:viewBox="0 0 2889 1083" draw:points="0,1083 722,0 2889,0 2167,1083">
          <text:p/>
        </draw:polygon>
        <draw:polygon draw:style-name="gr14" draw:text-style-name="P7" draw:layer="layout" svg:width="0.721cm" svg:height="3.249cm" svg:x="4.167cm" svg:y="2.25cm" svg:viewBox="0 0 722 3250" draw:points="0,1083 0,3250 722,2167 722,0">
          <text:p/>
        </draw:polygon>
        <draw:frame draw:style-name="gr15" draw:text-style-name="P8" draw:layer="layout" svg:width="4.25cm" svg:height="1.25cm" svg:x="6cm" svg:y="2.75cm">
          <draw:text-box>
            <text:p>Regrouped</text:p>
          </draw:text-box>
        </draw:frame>
        <draw:g>
          <draw:line draw:style-name="gr7" draw:text-style-name="P2" draw:layer="layout" svg:x1="3.449cm" svg:y1="25.75cm" svg:x2="3.449cm" svg:y2="23.58cm">
            <text:p/>
          </draw:line>
          <draw:line draw:style-name="gr7" draw:text-style-name="P2" draw:layer="layout" svg:x1="3.233cm" svg:y1="25.75cm" svg:x2="3.233cm" svg:y2="23.58cm">
            <text:p/>
          </draw:line>
          <draw:line draw:style-name="gr7" draw:text-style-name="P2" draw:layer="layout" svg:x1="3.016cm" svg:y1="25.75cm" svg:x2="3.016cm" svg:y2="23.58cm">
            <text:p/>
          </draw:line>
          <draw:line draw:style-name="gr7" draw:text-style-name="P2" draw:layer="layout" svg:x1="2.799cm" svg:y1="25.75cm" svg:x2="2.799cm" svg:y2="23.58cm">
            <text:p/>
          </draw:line>
          <draw:line draw:style-name="gr7" draw:text-style-name="P2" draw:layer="layout" svg:x1="2.583cm" svg:y1="25.75cm" svg:x2="2.583cm" svg:y2="23.58cm">
            <text:p/>
          </draw:line>
          <draw:line draw:style-name="gr7" draw:text-style-name="P2" draw:layer="layout" svg:x1="2.367cm" svg:y1="25.75cm" svg:x2="2.367cm" svg:y2="23.58cm">
            <text:p/>
          </draw:line>
          <draw:line draw:style-name="gr7" draw:text-style-name="P2" draw:layer="layout" svg:x1="2.15cm" svg:y1="25.75cm" svg:x2="2.15cm" svg:y2="23.58cm">
            <text:p/>
          </draw:line>
          <draw:line draw:style-name="gr7" draw:text-style-name="P2" draw:layer="layout" svg:x1="1.933cm" svg:y1="25.75cm" svg:x2="1.933cm" svg:y2="23.58cm">
            <text:p/>
          </draw:line>
          <draw:line draw:style-name="gr7" draw:text-style-name="P2" draw:layer="layout" svg:x1="1.717cm" svg:y1="25.75cm" svg:x2="1.717cm" svg:y2="23.58cm">
            <text:p/>
          </draw:line>
          <draw:line draw:style-name="gr7" draw:text-style-name="P2" draw:layer="layout" svg:x1="3.666cm" svg:y1="23.798cm" svg:x2="1.5cm" svg:y2="23.798cm">
            <text:p/>
          </draw:line>
          <draw:line draw:style-name="gr7" draw:text-style-name="P2" draw:layer="layout" svg:x1="3.666cm" svg:y1="24.015cm" svg:x2="1.5cm" svg:y2="24.015cm">
            <text:p/>
          </draw:line>
          <draw:line draw:style-name="gr7" draw:text-style-name="P2" draw:layer="layout" svg:x1="3.666cm" svg:y1="24.232cm" svg:x2="1.5cm" svg:y2="24.232cm">
            <text:p/>
          </draw:line>
          <draw:line draw:style-name="gr7" draw:text-style-name="P2" draw:layer="layout" svg:x1="3.666cm" svg:y1="24.449cm" svg:x2="1.5cm" svg:y2="24.449cm">
            <text:p/>
          </draw:line>
          <draw:line draw:style-name="gr7" draw:text-style-name="P2" draw:layer="layout" svg:x1="3.666cm" svg:y1="24.666cm" svg:x2="1.5cm" svg:y2="24.666cm">
            <text:p/>
          </draw:line>
          <draw:line draw:style-name="gr7" draw:text-style-name="P2" draw:layer="layout" svg:x1="3.666cm" svg:y1="24.883cm" svg:x2="1.5cm" svg:y2="24.883cm">
            <text:p/>
          </draw:line>
          <draw:line draw:style-name="gr7" draw:text-style-name="P2" draw:layer="layout" svg:x1="3.666cm" svg:y1="25.1cm" svg:x2="1.5cm" svg:y2="25.1cm">
            <text:p/>
          </draw:line>
          <draw:line draw:style-name="gr7" draw:text-style-name="P2" draw:layer="layout" svg:x1="3.666cm" svg:y1="25.317cm" svg:x2="1.5cm" svg:y2="25.317cm">
            <text:p/>
          </draw:line>
          <draw:line draw:style-name="gr7" draw:text-style-name="P2" draw:layer="layout" svg:x1="3.666cm" svg:y1="25.533cm" svg:x2="1.5cm" svg:y2="25.533cm">
            <text:p/>
          </draw:line>
          <draw:custom-shape draw:style-name="gr8" draw:text-style-name="P6" draw:layer="layout" svg:width="2.169cm" svg:height="2.167cm" draw:transform="rotate (1.5707963267949) translate (1.5cm 25.749cm)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2" draw:layer="layout" svg:x1="1.5cm" svg:y1="23.583cm" svg:x2="2.222cm" svg:y2="22.5cm">
          <text:p/>
        </draw:line>
        <draw:line draw:style-name="gr10" draw:text-style-name="P2" draw:layer="layout" svg:x1="3.667cm" svg:y1="23.583cm" svg:x2="4.389cm" svg:y2="22.5cm">
          <text:p/>
        </draw:line>
        <draw:line draw:style-name="gr11" draw:text-style-name="P2" draw:layer="layout" svg:x1="3.667cm" svg:y1="25.75cm" svg:x2="4.389cm" svg:y2="24.667cm">
          <text:p/>
        </draw:line>
        <draw:line draw:style-name="gr10" draw:text-style-name="P2" draw:layer="layout" svg:x1="4.389cm" svg:y1="22.5cm" svg:x2="4.389cm" svg:y2="24.667cm">
          <text:p/>
        </draw:line>
        <draw:line draw:style-name="gr10" draw:text-style-name="P2" draw:layer="layout" svg:x1="2.222cm" svg:y1="22.5cm" svg:x2="4.389cm" svg:y2="22.5cm">
          <text:p/>
        </draw:line>
        <draw:line draw:style-name="gr12" draw:text-style-name="P2" draw:layer="layout" svg:x1="1.5cm" svg:y1="23.583cm" svg:x2="2.222cm" svg:y2="22.5cm">
          <text:p/>
        </draw:line>
        <draw:line draw:style-name="gr9" draw:text-style-name="P2" draw:layer="layout" svg:x1="1.717cm" svg:y1="23.583cm" svg:x2="2.439cm" svg:y2="22.5cm">
          <text:p/>
        </draw:line>
        <draw:line draw:style-name="gr9" draw:text-style-name="P2" draw:layer="layout" svg:x1="1.933cm" svg:y1="23.583cm" svg:x2="2.655cm" svg:y2="22.5cm">
          <text:p/>
        </draw:line>
        <draw:line draw:style-name="gr9" draw:text-style-name="P2" draw:layer="layout" svg:x1="2.15cm" svg:y1="23.583cm" svg:x2="2.872cm" svg:y2="22.5cm">
          <text:p/>
        </draw:line>
        <draw:line draw:style-name="gr9" draw:text-style-name="P2" draw:layer="layout" svg:x1="2.367cm" svg:y1="23.583cm" svg:x2="3.089cm" svg:y2="22.5cm">
          <text:p/>
        </draw:line>
        <draw:line draw:style-name="gr9" draw:text-style-name="P2" draw:layer="layout" svg:x1="2.583cm" svg:y1="23.583cm" svg:x2="3.305cm" svg:y2="22.5cm">
          <text:p/>
        </draw:line>
        <draw:line draw:style-name="gr9" draw:text-style-name="P2" draw:layer="layout" svg:x1="2.8cm" svg:y1="23.583cm" svg:x2="3.522cm" svg:y2="22.5cm">
          <text:p/>
        </draw:line>
        <draw:line draw:style-name="gr9" draw:text-style-name="P2" draw:layer="layout" svg:x1="3.017cm" svg:y1="23.583cm" svg:x2="3.739cm" svg:y2="22.5cm">
          <text:p/>
        </draw:line>
        <draw:line draw:style-name="gr9" draw:text-style-name="P2" draw:layer="layout" svg:x1="3.233cm" svg:y1="23.583cm" svg:x2="3.955cm" svg:y2="22.5cm">
          <text:p/>
        </draw:line>
        <draw:line draw:style-name="gr9" draw:text-style-name="P2" draw:layer="layout" svg:x1="3.486cm" svg:y1="23.583cm" svg:x2="4.208cm" svg:y2="22.5cm">
          <text:p/>
        </draw:line>
        <draw:line draw:style-name="gr9" draw:text-style-name="P2" draw:layer="layout" svg:x1="3.667cm" svg:y1="23.8cm" svg:x2="4.389cm" svg:y2="22.717cm">
          <text:p/>
        </draw:line>
        <draw:line draw:style-name="gr9" draw:text-style-name="P2" draw:layer="layout" svg:x1="3.667cm" svg:y1="24.016cm" svg:x2="4.389cm" svg:y2="22.933cm">
          <text:p/>
        </draw:line>
        <draw:line draw:style-name="gr9" draw:text-style-name="P2" draw:layer="layout" svg:x1="3.667cm" svg:y1="24.233cm" svg:x2="4.389cm" svg:y2="23.15cm">
          <text:p/>
        </draw:line>
        <draw:line draw:style-name="gr9" draw:text-style-name="P2" draw:layer="layout" svg:x1="3.667cm" svg:y1="24.45cm" svg:x2="4.389cm" svg:y2="23.367cm">
          <text:p/>
        </draw:line>
        <draw:line draw:style-name="gr9" draw:text-style-name="P2" draw:layer="layout" svg:x1="3.667cm" svg:y1="24.666cm" svg:x2="4.389cm" svg:y2="23.583cm">
          <text:p/>
        </draw:line>
        <draw:line draw:style-name="gr9" draw:text-style-name="P2" draw:layer="layout" svg:x1="3.667cm" svg:y1="24.883cm" svg:x2="4.389cm" svg:y2="23.8cm">
          <text:p/>
        </draw:line>
        <draw:line draw:style-name="gr9" draw:text-style-name="P2" draw:layer="layout" svg:x1="3.667cm" svg:y1="25.1cm" svg:x2="4.389cm" svg:y2="24.017cm">
          <text:p/>
        </draw:line>
        <draw:line draw:style-name="gr9" draw:text-style-name="P2" draw:layer="layout" svg:x1="3.667cm" svg:y1="25.316cm" svg:x2="4.389cm" svg:y2="24.233cm">
          <text:p/>
        </draw:line>
        <draw:line draw:style-name="gr9" draw:text-style-name="P2" draw:layer="layout" svg:x1="3.667cm" svg:y1="25.533cm" svg:x2="4.389cm" svg:y2="24.45cm">
          <text:p/>
        </draw:line>
        <draw:line draw:style-name="gr9" draw:text-style-name="P2" draw:layer="layout" svg:x1="1.861cm" svg:y1="23.042cm" svg:x2="4.028cm" svg:y2="23.042cm">
          <text:p/>
        </draw:line>
        <draw:line draw:style-name="gr9" draw:text-style-name="P2" draw:layer="layout" svg:x1="1.933cm" svg:y1="22.933cm" svg:x2="4.1cm" svg:y2="22.933cm">
          <text:p/>
        </draw:line>
        <draw:line draw:style-name="gr9" draw:text-style-name="P2" draw:layer="layout" svg:x1="2.006cm" svg:y1="22.825cm" svg:x2="4.173cm" svg:y2="22.825cm">
          <text:p/>
        </draw:line>
        <draw:line draw:style-name="gr9" draw:text-style-name="P2" draw:layer="layout" svg:x1="2.078cm" svg:y1="22.717cm" svg:x2="4.245cm" svg:y2="22.717cm">
          <text:p/>
        </draw:line>
        <draw:line draw:style-name="gr9" draw:text-style-name="P2" draw:layer="layout" svg:x1="2.15cm" svg:y1="22.608cm" svg:x2="4.317cm" svg:y2="22.608cm">
          <text:p/>
        </draw:line>
        <draw:line draw:style-name="gr9" draw:text-style-name="P2" draw:layer="layout" svg:x1="1.789cm" svg:y1="23.15cm" svg:x2="3.956cm" svg:y2="23.15cm">
          <text:p/>
        </draw:line>
        <draw:line draw:style-name="gr9" draw:text-style-name="P2" draw:layer="layout" svg:x1="1.717cm" svg:y1="23.258cm" svg:x2="3.884cm" svg:y2="23.258cm">
          <text:p/>
        </draw:line>
        <draw:line draw:style-name="gr9" draw:text-style-name="P2" draw:layer="layout" svg:x1="1.644cm" svg:y1="23.367cm" svg:x2="3.811cm" svg:y2="23.367cm">
          <text:p/>
        </draw:line>
        <draw:line draw:style-name="gr9" draw:text-style-name="P2" draw:layer="layout" svg:x1="1.572cm" svg:y1="23.475cm" svg:x2="3.739cm" svg:y2="23.475cm">
          <text:p/>
        </draw:line>
        <draw:line draw:style-name="gr9" draw:text-style-name="P2" draw:layer="layout" svg:x1="4.028cm" svg:y1="23.042cm" svg:x2="4.028cm" svg:y2="25.209cm">
          <text:p/>
        </draw:line>
        <draw:line draw:style-name="gr9" draw:text-style-name="P2" draw:layer="layout" svg:x1="3.956cm" svg:y1="23.15cm" svg:x2="3.956cm" svg:y2="25.317cm">
          <text:p/>
        </draw:line>
        <draw:line draw:style-name="gr9" draw:text-style-name="P2" draw:layer="layout" svg:x1="3.883cm" svg:y1="23.258cm" svg:x2="3.883cm" svg:y2="25.425cm">
          <text:p/>
        </draw:line>
        <draw:line draw:style-name="gr9" draw:text-style-name="P2" draw:layer="layout" svg:x1="3.811cm" svg:y1="23.367cm" svg:x2="3.811cm" svg:y2="25.534cm">
          <text:p/>
        </draw:line>
        <draw:line draw:style-name="gr9" draw:text-style-name="P2" draw:layer="layout" svg:x1="3.739cm" svg:y1="23.475cm" svg:x2="3.739cm" svg:y2="25.642cm">
          <text:p/>
        </draw:line>
        <draw:line draw:style-name="gr9" draw:text-style-name="P2" draw:layer="layout" svg:x1="4.1cm" svg:y1="22.933cm" svg:x2="4.1cm" svg:y2="25.1cm">
          <text:p/>
        </draw:line>
        <draw:line draw:style-name="gr9" draw:text-style-name="P2" draw:layer="layout" svg:x1="4.172cm" svg:y1="22.825cm" svg:x2="4.172cm" svg:y2="24.992cm">
          <text:p/>
        </draw:line>
        <draw:line draw:style-name="gr9" draw:text-style-name="P2" draw:layer="layout" svg:x1="4.244cm" svg:y1="22.717cm" svg:x2="4.244cm" svg:y2="24.884cm">
          <text:p/>
        </draw:line>
        <draw:line draw:style-name="gr9" draw:text-style-name="P2" draw:layer="layout" svg:x1="4.317cm" svg:y1="22.608cm" svg:x2="4.317cm" svg:y2="24.775cm">
          <text:p/>
        </draw:line>
        <draw:custom-shape draw:style-name="gr13" draw:text-style-name="P7" draw:layer="layout" svg:width="2.167cm" svg:height="2.167cm" svg:x="1.5cm" svg:y="23.583cm">
          <text:p/>
          <draw:enhanced-geometry svg:viewBox="0 0 21600 21600" draw:type="rectangle" draw:enhanced-path="M 0 0 L 21600 0 21600 21600 0 21600 0 0 Z N"/>
        </draw:custom-shape>
        <draw:polygon draw:style-name="gr14" draw:text-style-name="P7" draw:layer="layout" svg:width="2.888cm" svg:height="1.082cm" svg:x="1.5cm" svg:y="22.5cm" svg:viewBox="0 0 2889 1083" draw:points="0,1083 722,0 2889,0 2167,1083">
          <text:p/>
        </draw:polygon>
        <draw:polygon draw:style-name="gr14" draw:text-style-name="P7" draw:layer="layout" svg:width="0.721cm" svg:height="3.249cm" svg:x="3.667cm" svg:y="22.5cm" svg:viewBox="0 0 722 3250" draw:points="0,1083 0,3250 722,2167 722,0">
          <text:p/>
        </draw:polygon>
        <draw:custom-shape draw:style-name="gr4" draw:text-style-name="P3" draw:layer="layout" svg:width="1.75cm" svg:height="2cm" svg:x="5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7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5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7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2cm" svg:x="5.139cm" svg:y="2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2cm" svg:x="9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10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10.139cm" svg:y="23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10.139cm" svg:y="23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10.139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10.139cm" svg:y="23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529cm" svg:height="0.521cm" svg:x="10.139cm" svg:y="23.22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8-01T10:17:45.473000000</dc:date>
    <meta:editing-duration>P1DT3H17M35S</meta:editing-duration>
    <meta:editing-cycles>7</meta:editing-cycles>
    <meta:generator>LibreOffice/7.2.7.2$Windows_X86_64 LibreOffice_project/8d71d29d553c0f7dcbfa38fbfda25ee34cce99a2</meta:generator>
    <meta:document-statistic meta:object-count="158"/>
  </office:meta>
</office:document-meta>
</file>